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2e8" officeooo:paragraph-rsid="000932e8"/>
    </style:style>
    <style:style style:name="P2" style:family="paragraph" style:parent-style-name="Standard">
      <style:text-properties officeooo:paragraph-rsid="000932e8"/>
    </style:style>
    <style:style style:name="P3" style:family="paragraph" style:parent-style-name="Standard">
      <style:text-properties officeooo:rsid="0009471b" officeooo:paragraph-rsid="0009471b"/>
    </style:style>
    <style:style style:name="P4" style:family="paragraph" style:parent-style-name="Standard">
      <style:text-properties officeooo:rsid="000e0233" officeooo:paragraph-rsid="000e0233"/>
    </style:style>
    <style:style style:name="P5" style:family="paragraph" style:parent-style-name="Standard">
      <style:text-properties officeooo:rsid="000ff8fe" officeooo:paragraph-rsid="000ff8fe"/>
    </style:style>
    <style:style style:name="P6" style:family="paragraph" style:parent-style-name="Standard">
      <style:text-properties officeooo:rsid="000ff8fe" officeooo:paragraph-rsid="00114763"/>
    </style:style>
    <style:style style:name="T1" style:family="text">
      <style:text-properties officeooo:rsid="000932e8"/>
    </style:style>
    <style:style style:name="T2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09471b"/>
    </style:style>
    <style:style style:name="T4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0bf65e"/>
    </style:style>
    <style:style style:name="T5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0e0233"/>
    </style:style>
    <style:style style:name="T6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0ff8fe"/>
    </style:style>
    <style:style style:name="T7" style:family="text">
      <style:text-properties fo:font-variant="normal" fo:text-transform="none" fo:color="#1f1f1f" loext:opacity="100%" style:font-name="Google Sans" fo:font-size="10.5pt" fo:letter-spacing="normal" fo:font-style="normal" fo:font-weight="normal" officeooo:rsid="001147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-django uncommon quetions:</text:p>
      <text:p text:style-name="P1"/>
      <text:p text:style-name="P2"><text:span text:style-name="T1">1) </text:span><text:span text:style-name="T2">how to create empty migration file in django?</text:span></text:p>
      <text:p text:style-name="P1"><text:span text:style-name="T2">2) what is ‘f’ expression in django queryset? When </text:span><text:span text:style-name="T6">and why </text:span><text:span text:style-name="T2">to use?</text:span></text:p>
      <text:p text:style-name="P1"><text:span text:style-name="T2">3) what is ‘q’ expression in django queryset? When </text:span><text:span text:style-name="T6">and why </text:span><text:span text:style-name="T2">to use?</text:span></text:p>
      <text:p text:style-name="P1"><text:span text:style-name="T2">4) </text:span><text:span text:style-name="T3">how to write a custom methods in class based view in django?</text:span></text:p>
      <text:p text:style-name="P3"><text:span text:style-name="T2">5) use of mixin in django?</text:span></text:p>
      <text:p text:style-name="P3"><text:span text:style-name="T2">6) __</text:span><text:span text:style-name="T5">str__ and </text:span><text:span text:style-name="T4">__</text:span><text:span text:style-name="T5">unicode__ in django?</text:span></text:p>
      <text:p text:style-name="P4"><text:span text:style-name="T2">7) </text:span><text:span text:style-name="T6">what is reverse() ? When to use?</text:span></text:p>
      <text:p text:style-name="P5"><text:span text:style-name="T2">8) what is fake migration? When to use?</text:span></text:p>
      <text:p text:style-name="P6"><text:span text:style-name="T2">9) <text:s/></text:span><text:span text:style-name="T7">when to use annotations?</text:span></text:p>
      <text:p text:style-name="P6"><text:span text:style-name="T7">10) when to use aggregations?</text:span></text:p>
      <text:p text:style-name="P6"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34:05.485410345</meta:creation-date>
    <dc:date>2023-06-28T18:32:52.604889370</dc:date>
    <meta:editing-duration>PT6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9" meta:character-count="470" meta:non-whitespace-character-count="390"/>
  </office:meta>
</office:document-meta>
</file>